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4.4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color="#ff7b59" draw:fill="none" draw:textarea-vertical-align="middle"/>
    </style:style>
    <style:style style:name="gr15" style:family="graphic" style:parent-style-name="objectwithoutfill">
      <style:graphic-properties svg:stroke-color="#ffff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99cm"/>
      <style:paragraph-properties style:writing-mode="lr-tb"/>
    </style:style>
    <style:style style:name="gr17" style:family="graphic" style:parent-style-name="standard">
      <style:graphic-properties draw:stroke="none" draw:fill="none" fo:min-height="2.845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597cm" fo:min-width="6.923cm" fo:padding-top="0.204cm" fo:padding-bottom="0.204cm" fo:padding-left="0.329cm" fo:padding-right="0.329cm"/>
      <style:paragraph-properties style:writing-mode="lr-tb"/>
    </style:style>
    <style:style style:name="gr20" style:family="graphic" style:parent-style-name="standard">
      <style:graphic-properties draw:fill-color="#ff40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0.036cm" fo:min-width="0.3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22cm" fo:min-width="0.072cm"/>
      <style:paragraph-properties style:writing-mode="lr-tb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257cm" fo:min-width="0.007cm"/>
      <style:paragraph-properties style:writing-mode="lr-tb"/>
    </style:style>
    <style:style style:name="gr24" style:family="graphic" style:parent-style-name="standard">
      <style:graphic-properties draw:fill-color="#ff7b59" draw:textarea-horizontal-align="justify" draw:textarea-vertical-align="middle" draw:auto-grow-height="false" fo:min-height="0.036cm" fo:min-width="0.359cm"/>
      <style:paragraph-properties style:writing-mode="lr-tb"/>
    </style:style>
    <style:style style:name="gr25" style:family="graphic" style:parent-style-name="standard">
      <style:graphic-properties draw:fill-color="#ff7b59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cm"/>
      <style:paragraph-properties style:writing-mode="lr-tb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497cm" fo:min-width="9.384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72cm" fo:min-width="1.446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1.022cm" fo:min-width="17.14cm" fo:padding-top="0.204cm" fo:padding-bottom="0.204cm" fo:padding-left="0.329cm" fo:padding-right="0.329cm"/>
      <style:paragraph-properties style:writing-mode="lr-tb"/>
    </style:style>
    <style:style style:name="gr3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524cm" fo:min-width="10.083cm" fo:padding-top="0.231cm" fo:padding-bottom="0.231cm" fo:padding-left="0.356cm" fo:padding-right="0.356cm"/>
      <style:paragraph-properties style:writing-mode="lr-tb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603cm" fo:min-width="17.703cm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7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4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51cm"/>
      <style:paragraph-properties style:writing-mode="lr-tb"/>
    </style:style>
    <style:style style:name="gr37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06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0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2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7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1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0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8.95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019cm" fo:min-width="19.34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1.285cm" fo:min-width="19.34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4000"/>
      <style:paragraph-properties fo:text-align="center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loext:graphic-properties draw:fill-color="#ff7b59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6cm" svg:height="14.729cm" svg:x="1cm" svg:y="11.541cm">
          <draw:text-box>
            <text:p>Il server si presenta come una applicazione Linux, con un piccolo logo ed una interfaccia grafica (UI) per il game-master (user). L’applicazione permetterà di configurare una logica di gioco (attivazione dei laser a comando, seguendo pattern temporali o casuali, temporizzazione dei livelli), l’applicazione avrà anche un</text:p>
            <text:p>Monitor ausiliario in cui visualizzare alcuni aspetti di gioco<text:line-break/></text:p>
            <text:p/>
            <text:p text:style-name="P1">Lo stato della stanza sarà controllato in real-time e visualizzato in una mappa con una semplice interfaccia grafica stile videogame. [1]</text:p>
            <text:p/>
            <text:p>Sarà possibile caricare diverse configurazioni di gioco ed operare con intervento umano. [2]</text:p>
            <text:p/>
            <text:p><text:span text:style-name="T1">Nel software sono introdotti concetti di base di game design come </text:span><text:span text:style-name="T1">best score, best time, leaderboard e varie altre da </text:span><text:span text:style-name="T1"><text:line-break/></text:span>implementare [3]</text:p>
            <text:p/>
            <text:p/>
          </draw:text-box>
        </draw:frame>
        <draw:frame draw:style-name="gr2" draw:text-style-name="P3" draw:layer="layout" svg:width="19.367cm" svg:height="2.139cm" svg:x="1cm" svg:y="2.587cm">
          <draw:text-box>
            <text:p><text:span text:style-name="T2">POLLO SHIBA – SPECIFICHE SOFTWARE</text:span></text:p>
          </draw:text-box>
        </draw:frame>
        <draw:frame draw:style-name="gr3" draw:text-style-name="P4" draw:layer="layout" svg:width="19.068cm" svg:height="1.673cm" svg:x="1cm" svg:y="9.804cm">
          <draw:text-box>
            <text:p>Estratto e rimaneggiato dal documento abstract.odg: </text:p>
          </draw:text-box>
        </draw:frame>
      </draw:page>
      <draw:page draw:name="page2" draw:style-name="dp1" draw:master-page-name="Default">
        <draw:custom-shape draw:style-name="gr4" draw:text-style-name="P6" draw:layer="layout" svg:width="16.827cm" svg:height="8.89cm" svg:x="2.27cm" svg:y="6.57cm">
          <text:p text:style-name="P5">ROOM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0.953cm" svg:x="9.572cm" svg:y="14.40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9.255cm" svg:y="6.5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9.4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87cm" svg:height="1.587cm" svg:x="16.24cm" svg:y="10.063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5.762cm" svg:y="10.8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12.2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715cm" svg:height="2.54cm" svg:x="2.27cm" svg:y="21.492cm"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0.635cm" svg:x="12.43cm" svg:y="14.825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0.953cm" draw:transform="rotate (-3.10668606854991) translate (14.017cm 7.478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7.032cm" svg:y1="13.555cm" svg:x2="7.032cm" svg:y2="16.73cm">
          <text:p/>
        </draw:line>
        <draw:line draw:style-name="gr13" draw:text-style-name="P11" draw:layer="layout" svg:x1="14.017cm" svg:y1="16.73cm" svg:x2="7.032cm" svg:y2="16.731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0.207cm" svg:y1="16.557cm" svg:x2="14.017cm" svg:y2="16.557cm">
          <text:p/>
        </draw:line>
        <draw:line draw:style-name="gr15" draw:text-style-name="P11" draw:layer="layout" svg:x1="17.192cm" svg:y1="11.65cm" svg:x2="17.192cm" svg:y2="16.095cm">
          <text:p/>
        </draw:lin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1.477cm" svg:y="4.81cm">
          <text:p text:style-name="P7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1.477cm" svg:y1="5.617cm" svg:x2="11.16cm" svg:y2="6.715cm">
          <text:p/>
        </draw:line>
        <draw:frame draw:style-name="gr16" draw:text-style-name="P4" draw:layer="layout" svg:width="15.899cm" svg:height="0.962cm" svg:x="1.001cm" svg:y="0.99cm">
          <draw:text-box>
            <text:p>Schema generico, estratto dal documento abstract.odg</text:p>
          </draw:text-box>
        </draw:frame>
        <draw:frame draw:style-name="gr17" draw:text-style-name="P2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8" draw:text-style-name="P2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3" draw:text-style-name="P11" draw:layer="layout" svg:x1="11.477cm" svg:y1="5.445cm" svg:x2="1.635cm" svg:y2="5.445cm">
          <text:p/>
        </draw:line>
        <draw:line draw:style-name="gr13" draw:text-style-name="P11" draw:layer="layout" svg:x1="1.635cm" svg:y1="22.907cm" svg:x2="1.635cm" svg:y2="5.445cm">
          <text:p/>
        </draw:line>
        <draw:line draw:style-name="gr13" draw:text-style-name="P11" draw:layer="layout" svg:x1="1.635cm" svg:y1="22.907cm" svg:x2="2.27cm" svg:y2="22.907cm">
          <text:p/>
        </draw:line>
        <draw:line draw:style-name="gr13" draw:text-style-name="P11" draw:layer="layout" svg:x1="17.51cm" svg:y1="17.51cm" svg:x2="17.51cm" svg:y2="21.637cm">
          <text:p/>
        </draw:line>
        <draw:line draw:style-name="gr13" draw:text-style-name="P11" draw:layer="layout" svg:x1="7.985cm" svg:y1="21.637cm" svg:x2="17.51cm" svg:y2="21.637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3.382cm" svg:y1="15.605cm" svg:x2="14.017cm" svg:y2="16.557cm">
          <text:p/>
        </draw:line>
        <draw:line draw:style-name="gr14" draw:text-style-name="P11" draw:layer="layout" svg:x1="11.477cm" svg:y1="5.617cm" svg:x2="12.747cm" svg:y2="6.397cm">
          <text:p/>
        </draw:line>
      </draw:page>
      <draw:page draw:name="page3" draw:style-name="dp1" draw:master-page-name="Default">
        <draw:custom-shape draw:style-name="gr19" draw:text-style-name="P12" draw:layer="layout" svg:width="7.581cm" svg:height="4.005cm" svg:x="2.109cm" svg:y="4.547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5.399cm" svg:y="8.07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5.256cm" svg:y="4.54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5.83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8.403cm" svg:y="6.121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682cm" svg:y="6.465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7.09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686cm" svg:y="8.266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7.402cm 4.956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4" draw:layer="layout" svg:width="12.58cm" svg:height="0.962cm" svg:x="1.001cm" svg:y="0.99cm">
          <draw:text-box>
            <text:p>Viewport Server side User interface (UI) [1]</text:p>
          </draw:text-box>
        </draw:frame>
        <draw:custom-shape draw:style-name="gr27" draw:text-style-name="P12" draw:layer="layout" svg:width="10.042cm" svg:height="1.905cm" svg:x="2.07cm" svg:y="8.937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10.008cm" svg:y="4.492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7.798cm" svg:height="11.43cm" svg:x="1.617cm" svg:y="14.335cm">
          <text:p text:style-name="P5"/>
          <text:p text:style-name="P5"/>
          <text:p text:style-name="P5"/>
          <text:p text:style-name="P5">GAME SCREEN:</text:p>
          <text:p text:style-name="P5">Timer</text:p>
          <text:p text:style-name="P5">Leaderboard</text:p>
          <text:p text:style-name="P5">Room view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0.795cm" svg:height="6.986cm" svg:x="1.635cm" svg:y="4.174cm">
          <text:p text:style-name="P7">SCHERMO 1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8.415cm" svg:height="12.065cm" svg:x="1.317cm" svg:y="14.017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4.274cm" svg:height="0.962cm" svg:x="7.985cm" svg:y="13.065cm">
          <draw:text-box>
            <text:p>SCHERMO 2</text:p>
          </draw:text-box>
        </draw:frame>
      </draw:page>
      <draw:page draw:name="page4" draw:style-name="dp1" draw:master-page-name="Default">
        <draw:custom-shape draw:style-name="gr19" draw:text-style-name="P12" draw:layer="layout" svg:width="7.581cm" svg:height="4.005cm" svg:x="1.474cm" svg:y="2.642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4.764cm" svg:y="6.172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4.621cm" svg:y="2.64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3.929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7.768cm" svg:y="4.216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047cm" svg:y="4.5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5.19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051cm" svg:y="6.361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6.767cm 3.051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10.042cm" svg:height="1.905cm" svg:x="1.435cm" svg:y="7.032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9.373cm" svg:y="2.587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19.247cm" svg:height="3.806cm" svg:x="1.135cm" svg:y="9.89cm">
          <draw:text-box>
            <text:p>ROOM: fornisce una vista grafica dello stato degli agenti in campo.</text:p>
            <text:p>[1]<text:line-break/></text:p>
            <text:p/>
            <text:p/>
          </draw:text-box>
        </draw:frame>
        <draw:frame draw:style-name="gr34" draw:text-style-name="P4" draw:layer="layout" svg:width="18.914cm" svg:height="3.806cm" svg:x="1.136cm" svg:y="13.691cm">
          <draw:text-box>
            <text:p>CONTROL BOARD: permette di pilotare gli agenti in campo in tempo reale e di eseguire azioni scriptate (laser temporizzati, pattern, timer) [2]</text:p>
            <text:p/>
            <text:p/>
          </draw:text-box>
        </draw:frame>
        <draw:frame draw:style-name="gr35" draw:text-style-name="P4" draw:layer="layout" svg:width="18.914cm" svg:height="3.184cm" svg:x="1.136cm" svg:y="19.891cm">
          <draw:text-box>
            <text:p>MSG BOX: terminale di controllo delle interazioni con gli agenti sul campo e low-level debugger</text:p>
            <text:p/>
            <text:p/>
          </draw:text-box>
        </draw:frame>
        <draw:frame draw:style-name="gr36" draw:text-style-name="P4" draw:layer="layout" svg:width="9.951cm" svg:height="0.962cm" svg:x="1.002cm" svg:y="0.99cm">
          <draw:text-box>
            <text:p>Server side User interface (UI) [1]</text:p>
          </draw:text-box>
        </draw:frame>
      </draw:page>
      <draw:page draw:name="page5" draw:style-name="dp1" draw:master-page-name="Default">
        <draw:custom-shape draw:style-name="gr7" draw:text-style-name="P7" draw:layer="layout" svg:width="1.27cm" svg:height="1.27cm" svg:x="1.335cm" svg:y="6.7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435cm" svg:height="0.953cm" svg:x="1.152cm" svg:y="9.18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1cm" svg:y="11.925cm">
          <text:p text:style-name="P7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1.587cm" svg:x="1.135cm" svg:y="3.417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" draw:layer="layout" svg:width="16.563cm" svg:height="3.095cm" svg:x="3.857cm" svg:y="2.835cm">
          <draw:text-box>
            <text:p>Pulsante (B): se è attivato lancia una notifica quando <text:line-break/>viene premuto</text:p>
            <text:p>Se è disattivato lancia una notifica ogni volta che cambia </text:p>
            <text:p>stato</text:p>
          </draw:text-box>
        </draw:frame>
        <draw:frame draw:style-name="gr39" draw:text-style-name="P4" draw:layer="layout" svg:width="11.818cm" svg:height="1.673cm" svg:x="3.857cm" svg:y="6.648cm">
          <draw:text-box>
            <text:p>Mattonella (F): sia se attiva che disattiva</text:p>
            <text:p>emette una notifica se calpestata</text:p>
          </draw:text-box>
        </draw:frame>
        <draw:frame draw:style-name="gr40" draw:text-style-name="P4" draw:layer="layout" svg:width="16.572cm" svg:height="2.384cm" svg:x="3.857cm" svg:y="8.78cm">
          <draw:text-box>
            <text:p>Emitter (E): dispositivo di output, viene acceso ogni volta </text:p>
            <text:p>che riceve un messaggio di attivazione e spento <text:s/></text:p>
            <text:p>ogni volta che riceve una disattivazione</text:p>
          </draw:text-box>
        </draw:frame>
        <draw:frame draw:style-name="gr41" draw:text-style-name="P4" draw:layer="layout" svg:width="16.525cm" svg:height="1.673cm" svg:x="3.821cm" svg:y="11.585cm">
          <draw:text-box>
            <text:p>Receiver (R): dispositivo di input, viene acceso ogni volta</text:p>
            <text:p>Che riceve un segnale da un emitter.</text:p>
          </draw:text-box>
        </draw:frame>
        <draw:frame draw:style-name="gr42" draw:text-style-name="P4" draw:layer="layout" svg:width="13.778cm" svg:height="0.962cm" svg:x="1cm" svg:y="0.99cm">
          <draw:text-box>
            <text:p>Descrizione Hardware ed elementi di gioco [2]: </text:p>
          </draw:text-box>
        </draw:frame>
        <draw:frame draw:style-name="gr43" draw:text-style-name="P4" draw:layer="layout" svg:width="19.59cm" svg:height="10.04cm" svg:x="1cm" svg:y="16.9cm">
          <draw:text-box>
            <text:p>2 pulsanti start → intermedio → start(stop), alla prima pressione del pulsante start si attiva un countdown, che si disattiverà alla seconda pressione del pulsante start (solo dopo aver premuto l’intermedio). Il countdown è configurabile a seconda del livello</text:p>
            <text:p/>
            <text:p>Un allarme da notifier equivale ad una vita persa e il livello si ferma.</text:p>
            <text:p/>
            <text:p/>
            <text:p/>
            <text:p/>
            <text:p/>
            <text:p/>
          </draw:text-box>
        </draw:frame>
      </draw:page>
      <draw:page draw:name="page6" draw:style-name="dp1" draw:master-page-name="Default">
        <draw:frame draw:style-name="gr44" draw:text-style-name="P4" draw:layer="layout" svg:width="12.893cm" svg:height="0.962cm" svg:x="1.001cm" svg:y="0.99cm">
          <draw:text-box>
            <text:p>Definizione Messaggi alle station</text:p>
          </draw:text-box>
        </draw:frame>
        <draw:frame draw:style-name="gr45" draw:text-style-name="P16" draw:layer="layout" svg:width="19.59cm" svg:height="23.4cm" svg:x="1cm" svg:y="3.54cm">
          <draw:text-box>
            <text:p text:style-name="P13">Tutti I messaggi inviati da pollo shiba iniziano con<text:line-break/><text:tab/><text:tab/><text:tab/><text:tab/><text:tab/></text:p>
            <text:p text:style-name="P14">$pollo$</text:p>
            <text:p/>
            <text:p>Tutti I messaggi inviati dalle station iniziano con la lettera s seguita dall’identificativo della station (2 cifre), ad esempio</text:p>
            <text:p/>
            <text:p text:style-name="P14">$s01$</text:p>
            <text:p text:style-name="P14"/>
            <text:p text:style-name="P13">I messaggi di pollo saranno indirizzati a un agent nel secondo campo del messaggio, il contenuto del messaggio è contenuto nel terzo campo, il quarto campo è un sequence number del messaggio: </text:p>
            <text:p text:style-name="P13"/>
            <text:p text:style-name="P14">$pollo$R1$an_information_payload$01337babe</text:p>
            <text:p text:style-name="P14"/>
            <text:p text:style-name="P13">I messaggi delle station sono sempre indirizzati a pollo, la restante struttura del messaggio è la stessa </text:p>
            <text:p text:style-name="P13"><text:s/></text:p>
            <text:p text:style-name="P15"><text:span text:style-name="T1">$s02$pollo</text:span>$an_information_payload$01337babe</text:p>
          </draw:text-box>
        </draw:frame>
      </draw:page>
      <draw:page draw:name="page7" draw:style-name="dp1" draw:master-page-name="Default">
        <draw:frame draw:style-name="gr46" draw:text-style-name="P4" draw:layer="layout" svg:width="8.808cm" svg:height="0.962cm" svg:x="1.001cm" svg:y="0.99cm">
          <draw:text-box>
            <text:p>Descrizione Livelli di gioco [3]</text:p>
          </draw:text-box>
        </draw:frame>
        <draw:frame draw:style-name="gr47" draw:text-style-name="P4" draw:layer="layout" svg:width="17.859cm" svg:height="15.893cm" svg:x="1.073cm" svg:y="3.54cm">
          <draw:text-box>
            <text:p>3 livelli di gioco di complessità crescente.</text:p>
            <text:p/>
            <text:p>L’obiettivo di gioco è raggiungere il pulsante intermedio e poi il pulsante di start (stop) entro il tempo stabilito senza attivare I notifiers.</text:p>
            <text:p/>
            <text:p>Al termine di ogni sessione di gioco, il giocatore viene inserito in una leaderboard giornaliera ed una leaderboard alltime.</text:p>
            <text:p>La leaderboard è ordinata in base al massimo livello raggiunto e al tempo dell’ultimo livello superato</text:p>
            <text:p/>
            <text:p>Quando il giocatore entra in stanza o in un nuovo livello un allarme avverte che il gioco è pronto ed il pulsante start è premibile. Se un notifier si attiva o il tempo scade un allarme avverte il giocatore che il livello è finito e lui ha perso e deve andarsene a fanculo.<text:line-break/><text:line-break/><text:line-break/><text:line-break/><text:line-break/></text:p>
            <text:p/>
          </draw:text-box>
        </draw:frame>
      </draw:page>
      <draw:page draw:name="page8" draw:style-name="dp1" draw:master-page-name="Default">
        <draw:frame draw:style-name="gr48" draw:text-style-name="P4" draw:layer="layout" svg:width="19.516cm" svg:height="16.509cm" svg:x="1.074cm" svg:y="3.54cm">
          <draw:text-box>
            <text:p><text:line-break/></text:p>
            <text:p/>
          </draw:text-box>
        </draw:frame>
        <draw:frame draw:style-name="gr49" draw:text-style-name="P4" draw:layer="layout" svg:width="19.455cm" svg:height="7.361cm" svg:x="1.002cm" svg:y="0.99cm">
          <draw:text-box>
            <text:p>Descrizione Game Screen e Grafiche [3]: </text:p>
            <text:p/>
            <text:p/>
            <text:p/>
            <text:p/>
            <text:p>Qui ci mettiamo la leaderboard, una eventuale grafica, </text:p>
            <text:p>Il nome del gioco, il timer, insomma è uno schermo per il pubblico </text:p>
            <text:p/>
            <text:p>Si puo usare un monitor o un proiettore, si puo mettere in una lobby</text:p>
            <text:p>O waiting room</text:p>
          </draw:text-box>
        </draw:frame>
      </draw:page>
      <draw:page draw:name="page9" draw:style-name="dp1" draw:master-page-name="Default">
        <draw:frame draw:style-name="gr50" draw:text-style-name="P4" draw:layer="layout" svg:width="19.848cm" svg:height="27.269cm" svg:x="1.154cm" svg:y="0.991cm">
          <draw:text-box>
            <text:p>Roadmap astratta</text:p>
            <text:p/>
            <text:p/>
            <text:p>Fase 1: toymodel (circa 10 ore)</text:p>
            <text:p/>
            <text:p>In questa fase generiamo: </text:p>
            <text:p>-La documentazione del progetto citato e del codice associato: </text:p>
            <text:p>-un prototipo di interfaccia grafica in python3, con modulo pygame.</text:p>
            <text:p>-Uno schema di descrizione del campo attraverso un config file</text:p>
            <text:p>-Un sistema di messaging semplificato da visualizzare in msgbox</text:p>
            <text:p/>
            <text:p>Fase 2: fattorizzazione (circa 25 ore)</text:p>
            <text:p/>
            <text:p>Questa fase è quasi completamente di coding, in cui il codice viene </text:p>
            <text:p>rifattorizzato in una versione software stabile, viene implementata</text:p>
            <text:p>la logica di gioco, vengono limati gli angoli, viene eseguito il</text:p>
            <text:p>bugfixing e viene presentata la versione del codice definitiva.</text:p>
            <text:p/>
            <text:p/>
            <text:p>Fase 3: interfaccia (tra 5 e 15 ore)</text:p>
            <text:p>In questa fase si sviluppa e testa lo stato dell’interfaccia con stations </text:p>
            <text:p>e altri impianti hardware. Queste ore sono dedicate al tempo di</text:p>
            <text:p>Sviluppo e interfaccia con i sistemi hardware e sono </text:p>
            <text:p>correlate allo stato di</text:p>
            <text:p>Avanzamento del lavoro di Edo</text:p>
            <text:p/>
            <text:p/>
            <text:p>Fase 4: azione sul campo e manutenzione ( ? ore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  <draw:page draw:name="page10" draw:style-name="dp1" draw:master-page-name="Default">
        <draw:frame draw:style-name="gr51" draw:text-style-name="P4" draw:layer="layout" svg:width="19.848cm" svg:height="32.246cm" svg:x="1.154cm" svg:y="1cm">
          <draw:text-box>
            <text:p>Cronotappe – Totale da 26 maggio a 15 giugno</text:p>
            <text:p/>
            <text:p>Fase 1: toymodel (circa 10 ore)</text:p>
            <text:p>Aperta e chiusa tra maggio 26 e maggio 27</text:p>
            <text:p>26 Maggio: </text:p>
            <text:p><text:s/>- Generazione documentazione </text:p>
            <text:p><text:s/>- Generazione toy hardware arduino e codice toy hardware</text:p>
            <text:p><text:s/>- Codice comunicazione polloshiba-arduino</text:p>
            <text:p>27 Maggio: </text:p>
            <text:p text:style-name="P1"><text:s/>- prototipo funzionante del toymodel shiba con un toy hardware</text:p>
            <text:p text:style-name="P1"><text:s/>- spiegazione funzionamento del toy e chiusura milestone</text:p>
            <text:p text:style-name="P1">______________________________________________________</text:p>
            <text:p text:style-name="P1"/>
            <text:p text:style-name="P1">Fase 2: fattorizzazione (circa 25 ore)</text:p>
            <text:p text:style-name="P1">Timeframe 31 Maggio – 10 Giugno:</text:p>
            <text:p text:style-name="P1">25 ore da dividere in circa</text:p>
            <text:p text:style-name="P1">4 ore refactoring codice toymodel, </text:p>
            <text:p text:style-name="P1">10 ore development delle feature descritte nel documento</text:p>
            <text:p text:style-name="P1">10 ore sviluppo e perfezionamento grafico</text:p>
            <text:p text:style-name="P1">2 ore documentazione</text:p>
            <text:p text:style-name="P1"/>
            <text:p text:style-name="P1">31 maggio refactoring</text:p>
            <text:p text:style-name="P1">1-4 giugno implementazione feature</text:p>
            <text:p text:style-name="P1">5-9 giugno perfezionamento</text:p>
            <text:p text:style-name="P1">10 giugno appuntamento con riunione e chiusura milestone</text:p>
            <text:p text:style-name="P1">______________________________________________________</text:p>
            <text:p text:style-name="P1"/>
            <text:p>Fase 3: interfaccia (tra 5 e 15 ore)</text:p>
            <text:p>Time frame 10 giugno- 15 giugno</text:p>
            <text:p>Una o due giornate intere per perfezionare l’interfaccia</text:p>
            <text:p><text:s/>con gli agenti Hardware sistemati in ambiente di laboratorio</text:p>
            <text:p>E chisura milestone a progetto funzionante</text:p>
            <text:p>__________________________________________________</text:p>
            <text:p/>
            <text:p>Fase 4: azione sul campo e manutenzione ( ? ore, intorno al 20 giu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5-26T19:51:13.643553330</dc:date>
    <meta:editing-duration>PT1H44M55S</meta:editing-duration>
    <meta:editing-cycles>13</meta:editing-cycles>
    <meta:document-statistic meta:object-count="82"/>
  </office:meta>
</office:document-meta>
</file>